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5.5472in" fo:margin-left="0.2958in" fo:margin-top="0in" fo:margin-bottom="0in" table:align="left" style:writing-mode="lr-tb"/>
    </style:style>
    <style:style style:name="Table2.A" style:family="table-column">
      <style:table-column-properties style:column-width="1.3611in"/>
    </style:style>
    <style:style style:name="Table2.B" style:family="table-column">
      <style:table-column-properties style:column-width="0.2924in"/>
    </style:style>
    <style:style style:name="Table2.C" style:family="table-column">
      <style:table-column-properties style:column-width="3.8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5" style:family="table-row">
      <style:table-row-properties style:min-row-height="0.3313in" fo:keep-together="auto"/>
    </style:style>
    <style:style style:name="Table3" style:family="table">
      <style:table-properties style:width="5.5472in" fo:margin-left="0.2958in" fo:margin-top="0in" fo:margin-bottom="0in" fo:break-before="page" table:align="left" style:writing-mode="lr-tb"/>
    </style:style>
    <style:style style:name="Table3.A" style:family="table-column">
      <style:table-column-properties style:column-width="1.3611in"/>
    </style:style>
    <style:style style:name="Table3.B" style:family="table-column">
      <style:table-column-properties style:column-width="0.2924in"/>
    </style:style>
    <style:style style:name="Table3.C" style:family="table-column">
      <style:table-column-properties style:column-width="3.893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5" style:family="table-row">
      <style:table-row-properties style:min-row-height="0.3313in" fo:keep-together="auto"/>
    </style:style>
    <style:style style:name="P1" style:family="paragraph" style:parent-style-name="Standard">
      <style:paragraph-properties fo:text-align="center" style:justify-single-word="false"/>
      <style:text-properties fo:font-size="9pt" fo:font-weight="bold" officeooo:paragraph-rsid="00049859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paragraph-rsid="00049dff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49859"/>
    </style:style>
    <style:style style:name="P4" style:family="paragraph" style:parent-style-name="Standard">
      <style:paragraph-properties fo:text-align="justify" style:justify-single-word="false"/>
      <style:text-properties officeooo:paragraph-rsid="00049dff"/>
    </style:style>
    <style:style style:name="P5" style:family="paragraph" style:parent-style-name="Standard">
      <style:text-properties officeooo:paragraph-rsid="00049859"/>
    </style:style>
    <style:style style:name="P6" style:family="paragraph" style:parent-style-name="Standard">
      <style:text-properties officeooo:rsid="00049859" officeooo:paragraph-rsid="00049859"/>
    </style:style>
    <style:style style:name="P7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859" style:font-name-asian="Times New Roman" style:font-size-asian="11pt" style:font-weight-asian="bold" style:font-name-complex="Norasi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rasi" fo:font-size="11pt" fo:font-weight="bold" officeooo:paragraph-rsid="00049dff" style:font-name-asian="Times New Roman" style:font-size-asian="11pt" style:font-weight-asian="bold" style:font-name-complex="Norasi" style:font-size-complex="11pt" style:font-weight-complex="bold"/>
    </style:style>
    <style:style style:name="P9" style:family="paragraph" style:parent-style-name="Standard">
      <style:text-properties officeooo:paragraph-rsid="00049dff"/>
    </style:style>
    <style:style style:name="P10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Norasi" fo:font-size="11pt" style:text-underline-style="none" style:text-blinking="false" fo:background-color="transparent" style:font-size-asian="11pt" style:font-name-complex="Norasi" style:font-size-complex="11pt"/>
    </style:style>
    <style:style style:name="P11" style:family="paragraph" style:parent-style-name="Text_20_body">
      <style:paragraph-properties fo:margin-left="0in" fo:margin-right="0in" fo:margin-top="0.0693in" fo:margin-bottom="0.0693in" loext:contextual-spacing="false" fo:line-height="120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Norasi" fo:font-size="11pt" style:text-underline-style="none" style:text-blinking="false" fo:background-color="transparent" style:font-size-asian="11pt" style:font-name-complex="Norasi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officeooo:paragraph-rsid="00049dff"/>
    </style:style>
    <style:style style:name="P13" style:family="paragraph" style:parent-style-name="Text_20_body">
      <style:paragraph-properties fo:margin-top="0.0693in" fo:margin-bottom="0.0693in" loext:contextual-spacing="false" fo:line-height="120%" fo:text-align="justify" style:justify-single-word="false" style:writing-mode="lr-tb"/>
      <style:text-properties style:font-name="Norasi" fo:font-size="11pt" style:font-size-asian="11pt" style:font-name-complex="Norasi" style:font-size-complex="11pt"/>
    </style:style>
    <style:style style:name="P14" style:family="paragraph" style:parent-style-name="Normal2">
      <style:paragraph-properties fo:text-align="center" style:justify-single-word="false"/>
      <style:text-properties fo:font-size="18pt" fo:font-weight="bold" officeooo:paragraph-rsid="00049859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0049dff" style:font-weight-asian="bold" style:font-weight-complex="bold"/>
    </style:style>
    <style:style style:name="P16" style:family="paragraph" style:parent-style-name="Standard">
      <style:text-properties fo:font-size="18pt" officeooo:paragraph-rsid="00049dff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26pt" fo:language="en" fo:country="GB" fo:font-weight="bold" officeooo:paragraph-rsid="00049859" style:font-size-asian="26pt" style:font-weight-asian="bold" style:font-size-complex="24pt" style:font-weight-complex="bold"/>
    </style:style>
    <style:style style:name="P18" style:family="paragraph" style:parent-style-name="Normal2">
      <style:paragraph-properties fo:text-align="center" style:justify-single-word="false"/>
      <style:text-properties fo:font-size="18pt" fo:font-weight="bold" officeooo:paragraph-rsid="00049dff" style:font-size-asian="18pt" style:font-weight-asian="bold" style:font-size-complex="18pt" style:font-weight-complex="bold"/>
    </style:style>
    <style:style style:name="P1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/>
    </style:style>
    <style:style style:name="T3" style:family="text">
      <style:text-properties officeooo:rsid="00049859"/>
    </style:style>
    <style:style style:name="T4" style:family="text">
      <style:text-properties fo:font-style="normal" fo:font-weight="normal"/>
    </style:style>
    <style:style style:name="T5" style:family="text">
      <style:text-properties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Norasi" fo:font-size="11pt" style:text-underline-style="none" fo:font-weight="normal" style:text-blinking="false" fo:background-color="transparent" loext:char-shading-value="0" style:font-name-asian="Times New Roman" style:font-size-asian="11pt" style:font-weight-asian="normal" style:font-name-complex="Norasi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Norasi" fo:font-size="11pt" style:text-underline-style="none" fo:font-weight="normal" style:text-blinking="false" fo:background-color="transparent" loext:char-shading-value="0" style:font-size-asian="11pt" style:font-weight-asian="normal" style:font-name-complex="Norasi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โครงงาน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6">แอพพูดสื่อใจ</text:p>
          </table:table-cell>
        </table:table-row>
        <table:table-row table:style-name="Table2.1">
          <table:table-cell table:style-name="Table2.A1" office:value-type="string">
            <text:p text:style-name="P5">โดย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นางสาว<text:span text:style-name="T3">นัฐฑริกา ชีพันดุง</text:span></text:p>
          </table:table-cell>
        </table:table-row>
        <table:table-row table:style-name="Table2.1">
          <table:table-cell table:style-name="Table2.A1" office:value-type="string">
            <text:p text:style-name="P5">อาจารย์ที่ปรึกษา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6">ดร.เกรียงศักดิ์ ตรีประพิณ</text:p>
          </table:table-cell>
        </table:table-row>
        <table:table-row table:style-name="Table2.1">
          <table:table-cell table:style-name="Table2.A1" office:value-type="string">
            <text:p text:style-name="P5">ระดับการศึกษา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วิทยาศาสตรบัณฑิต สาขาวิทยาการคอมพิวเตอร์</text:p>
          </table:table-cell>
        </table:table-row>
        <table:table-row table:style-name="Table2.5">
          <table:table-cell table:style-name="Table2.A1" office:value-type="string">
            <text:p text:style-name="P5">ปีการศึกษา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5">25<text:span text:style-name="T3">59</text:span></text:p>
          </table:table-cell>
        </table:table-row>
        <table:table-row table:style-name="Table2.5">
          <table:table-cell table:style-name="Table2.A1" office:value-type="string">
            <text:p text:style-name="P5"><draw:custom-shape text:anchor-type="char" draw:z-index="0" draw:name="AutoShape 3" draw:style-name="gr1" draw:text-style-name="P19" svg:width="5.8685in" svg:height="0.0012in" svg:x="-0.3346in" svg:y="0.0272in"><text:p/><draw:enhanced-geometry svg:viewBox="0 0 21600 21600" draw:mirror-horizontal="false" draw:mirror-vertical="false" draw:type="mso-spt32" draw:enhanced-path="M 0 0 L 21600 21600 N"/></draw:custom-shape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4">บทคัดย่อ</text:p>
      <text:p text:style-name="P1"/>
      <text:p text:style-name="P3"><text:span text:style-name="T1"><text:tab/></text:span><text:bookmark text:name="docs-internal-guid-8893ee4c-2ac1-56ce-e411-81c7d17412d6"/><text:span text:style-name="T8">ผู้พิการทางการได้ยินและบุคคลทั่วไปมีความแตกต่างกันเพียงแค่การรับรู้เสียงเพียงเท่านั้น  ในการดำรงชีวิตหรือทำกิจกรรมสามารถทำรวมกับบุคคลทั่วไปได้อย่างปกติ  เนื่องจากผู้พิการทางการได้ยินไม่สามารถได้ยินเสียงทำให้มีปัญหาในการติดต่อสื่อสาร แม้มีภาษามือที่ผู้พิการทางการได้ยินไว้ใช้ติดต่อสื่อสาร  แต่ส่วนมากบุคคลทั่วไปไม่รู้ภาษามือ</text:span><text:span text:style-name="T9">ที่จะใช้สื่อสารกับผู้พิการทางการได้ยินได้  </text:span></text:p>
      <text:p text:style-name="P10"><text:span text:style-name="T5">แอพพูดสื่อใจเป็นเครื่องมือที่พัฒนาบนระบบปฏิบัติการณ์แอนดรอย เน้นผู้ใช้งานกลุ่มเป้าหมายไปที่ผู้พิการทางการได้ยิน แอพพลิเคชั่นทำงานด้วยการให้ผู้ใช้วาดเป็นสัญลักษณ์บนหน้าจอสมาร์ทโฟนซึ่งเป็นการใช้ความสามารถของเทคโนโลยี </text:span><text:span text:style-name="T4">gesture </text:span><text:span text:style-name="T5">จากนั้นแอพลิกเคชั่นจะสังเคราะห์คำเป็นเสียงพูดด้วย </text:span><text:span text:style-name="T4">Text to Speech </text:span><text:span text:style-name="T5">โดยเปรียบเทียบสัญลักษณ์ที่ใช้แทนคำหรือประโยค จากสัญลักษณ์ที่ผู้ใช้บันทึกไว้เอง ซึ่งเก็บอยู่ในฐานข้อมูล </text:span><text:span text:style-name="T4">sqlLite </text:span><text:span text:style-name="T5">และแอพพลิเคชั่นสามารถแปลงเสียงพูดเป็นตัวอักษรด้วย </text:span><text:span text:style-name="T4">Speech to Text </text:span><text:span text:style-name="T5">เพื่อบุคคลทั่วไปสามารถโต้ตอบกับผู้ใช้ได้</text:span></text:p>
      <text:p text:style-name="P11">โครงการแอพพูดสื่อใจจึงได้พัฒนาเพื่อเป็นเครื่องมืออำนวยความสะดวกให้กับผู้พิการทางการได้ยินใช้ติดต่อสื่อสารกับบุคคลทั่วไปในประเทศไทยได้สะดวก เข้าใจกันได้รวดเร็วยิ่งขึ้น</text:p>
      <text:p text:style-name="P13"><text:span text:style-name="T6">คำสำคัญ</text:span><text:span text:style-name="T10">: </text:span><text:span text:style-name="T7">แอนดรอย</text:span><text:span text:style-name="T10">, </text:span><text:span text:style-name="T7">ผู้พิการทางการได้ยิน</text:span><text:span text:style-name="T10">, Text to Speech, Gesture, Speech to Tex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Topic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...............................................</text:p>
          </table:table-cell>
        </table:table-row>
        <table:table-row table:style-name="Table3.1">
          <table:table-cell table:style-name="Table3.A1" office:value-type="string">
            <text:p text:style-name="P9">Author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...............................................</text:p>
          </table:table-cell>
        </table:table-row>
        <table:table-row table:style-name="Table3.1">
          <table:table-cell table:style-name="Table3.A1" office:value-type="string">
            <text:p text:style-name="P9">Adviser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...............................................</text:p>
          </table:table-cell>
        </table:table-row>
        <table:table-row table:style-name="Table3.1">
          <table:table-cell table:style-name="Table3.A1" office:value-type="string">
            <text:p text:style-name="P9">Degree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Bachelor of Science (Computer Science)</text:p>
          </table:table-cell>
        </table:table-row>
        <table:table-row table:style-name="Table3.5">
          <table:table-cell table:style-name="Table3.A1" office:value-type="string">
            <text:p text:style-name="P9">Year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2015</text:p>
          </table:table-cell>
        </table:table-row>
        <table:table-row table:style-name="Table3.5">
          <table:table-cell table:style-name="Table3.A1" office:value-type="string">
            <text:p text:style-name="P9"><draw:custom-shape text:anchor-type="char" draw:z-index="1" draw:style-name="gr1" draw:text-style-name="P19" svg:width="5.8685in" svg:height="0.0012in" svg:x="-0.3346in" svg:y="0.0272in"><text:p/><draw:enhanced-geometry svg:viewBox="0 0 21600 21600" draw:type="mso-spt32" draw:enhanced-path="M 0 0 L 21600 21600 N"/></draw:custom-shape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</table:table>
      <text:p text:style-name="P15">Abstract</text:p>
      <text:p text:style-name="P16"><text:tab/></text:p>
      <text:p text:style-name="P12">กรุณาตรวจสอบความถูกต้องของการใช้ภาษาอย่างเคร่งครัด</text:p>
      <text:p text:style-name="P9"/>
      <text:p text:style-name="P8">Keywords: 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2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Title" style:display-name="List Title" style:family="paragraph" style:parent-style-name="Standard" style:default-outline-level="">
      <style:paragraph-properties fo:margin-top="0.3937in" fo:margin-bottom="0.3937in" loext:contextual-spacing="true" fo:text-align="center" style:justify-single-word="false"/>
      <style:text-properties fo:font-size="26pt" fo:language="en" fo:country="GB" fo:font-weight="bold" style:font-size-asian="26pt" style:font-weight-asian="bold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21:31.531012415</meta:creation-date>
    <dc:date>2017-06-09T00:37:12.076269581</dc:date>
    <meta:editing-duration>PT7M12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2" meta:paragraph-count="39" meta:word-count="984" meta:character-count="1357" meta:non-whitespace-character-count="1322"/>
  </office:meta>
</office:document-meta>
</file>